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8.5cm"/>
      <style:paragraph-properties style:writing-mode="lr-tb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2.5cm" fo:min-width="3cm"/>
      <style:paragraph-properties style:writing-mode="lr-tb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2.5cm" fo:min-width="2cm"/>
      <style:paragraph-properties style:writing-mode="lr-tb"/>
    </style:style>
    <style:style style:name="gr4" style:family="graphic" style:parent-style-name="standard">
      <style:graphic-properties draw:fill-color="#ea7500" draw:textarea-horizontal-align="justify" draw:textarea-vertical-align="middle" draw:auto-grow-height="false" fo:min-height="2.5cm" fo:min-width="2cm"/>
      <style:paragraph-properties style:writing-mode="lr-tb"/>
    </style:style>
    <style:style style:name="gr5" style:family="graphic" style:parent-style-name="standard">
      <style:graphic-properties draw:fill-color="#e8f2a1" draw:textarea-horizontal-align="justify" draw:textarea-vertical-align="middle" draw:auto-grow-height="false" fo:min-height="2.5cm" fo:min-width="2cm"/>
      <style:paragraph-properties style:writing-mode="lr-tb"/>
    </style:style>
    <style:style style:name="gr6" style:family="graphic" style:parent-style-name="standard">
      <style:graphic-properties draw:fill-color="#800080" draw:textarea-horizontal-align="justify" draw:textarea-vertical-align="middle" draw:auto-grow-height="false" fo:min-height="2.5cm" fo:min-width="2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objectwithoutfill">
      <style:graphic-properties draw:marker-end="Arrowheads_20_7" draw:marker-end-width="0.3cm" draw:fill="none" draw:textarea-vertical-align="middle"/>
    </style:style>
    <style:style style:name="gr11" style:family="graphic" style:parent-style-name="objectwithoutfill">
      <style:graphic-properties draw:marker-end="Arrowheads_20_8" draw:marker-end-width="0.3cm" draw:fill="none" draw:textarea-vertical-align="middle"/>
    </style:style>
    <style:style style:name="gr12" style:family="graphic" style:parent-style-name="objectwithoutfill">
      <style:graphic-properties draw:marker-end="Arrowheads_20_9" draw:marker-end-width="0.3cm" draw:fill="none" draw:textarea-vertical-align="middle"/>
    </style:style>
    <style:style style:name="gr13" style:family="graphic" style:parent-style-name="objectwithoutfill">
      <style:graphic-properties draw:marker-end="Arrowheads_20_10" draw:marker-end-width="0.3cm" draw:fill="none" draw:textarea-vertical-align="middle"/>
    </style:style>
    <style:style style:name="gr14" style:family="graphic" style:parent-style-name="objectwithoutfill">
      <style:graphic-properties draw:marker-end="Arrowheads_20_11" draw:marker-end-width="0.3cm" draw:fill="none" draw:textarea-vertical-align="middle"/>
    </style:style>
    <style:style style:name="gr15" style:family="graphic" style:parent-style-name="objectwithoutfill">
      <style:graphic-properties draw:marker-end="Arrowheads_20_12" draw:marker-end-width="0.3cm" draw:fill="none" draw:textarea-vertical-align="middle"/>
    </style:style>
    <style:style style:name="gr16" style:family="graphic" style:parent-style-name="standard">
      <style:graphic-properties draw:fill-color="#ffff38" draw:textarea-horizontal-align="justify" draw:textarea-vertical-align="middle" draw:auto-grow-height="false" fo:min-height="2.5cm" fo:min-width="2cm"/>
      <style:paragraph-properties style:writing-mode="lr-tb"/>
    </style:style>
    <style:style style:name="gr17" style:family="graphic" style:parent-style-name="objectwithoutfill">
      <style:graphic-properties draw:marker-end="Arrowheads_20_13" draw:marker-end-width="0.3cm" draw:fill="none" draw:textarea-vertical-align="middle"/>
    </style:style>
    <style:style style:name="gr18" style:family="graphic" style:parent-style-name="objectwithoutfill">
      <style:graphic-properties draw:marker-end="Arrowheads_20_14" draw:marker-end-width="0.3cm" draw:fill="none" draw:textarea-vertical-align="middle"/>
    </style:style>
    <style:style style:name="gr19" style:family="graphic" style:parent-style-name="objectwithoutfill">
      <style:graphic-properties draw:marker-end="Arrowheads_20_15" draw:marker-end-width="0.3cm" draw:fill="none" draw:textarea-vertical-align="middle"/>
    </style:style>
    <style:style style:name="gr20" style:family="graphic" style:parent-style-name="objectwithoutfill">
      <style:graphic-properties draw:marker-end="Arrowheads_20_16" draw:marker-end-width="0.3cm" draw:fill="none" draw:textarea-vertical-align="middle"/>
    </style:style>
    <style:style style:name="gr21" style:family="graphic" style:parent-style-name="objectwithoutfill">
      <style:graphic-properties draw:marker-end="Arrowheads_20_17" draw:marker-end-width="0.3cm" draw:fill="none" draw:textarea-vertical-align="middle"/>
    </style:style>
    <style:style style:name="gr22" style:family="graphic" style:parent-style-name="objectwithoutfill">
      <style:graphic-properties draw:marker-end="Arrowheads_20_18" draw:marker-end-width="0.3cm" draw:fill="none" draw:textarea-vertical-align="middle"/>
    </style:style>
    <style:style style:name="gr23" style:family="graphic" style:parent-style-name="objectwithoutfill">
      <style:graphic-properties draw:stroke="dash" draw:stroke-dash="Long_20_Dash" svg:stroke-color="#ff0000" draw:marker-end="Arrowheads_20_19" draw:marker-end-width="0.3cm" svg:stroke-linecap="butt" draw:fill="none" draw:fill-color="#ff0000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0000"/>
      <style:paragraph-properties fo:text-align="center" style:writing-mode="lr-tb"/>
    </style:style>
    <style:style style:name="P3" style:family="paragraph">
      <loext:graphic-properties draw:fill-color="#00a933"/>
      <style:paragraph-properties fo:text-align="center" style:writing-mode="lr-tb"/>
    </style:style>
    <style:style style:name="P4" style:family="paragraph">
      <loext:graphic-properties draw:fill-color="#ea7500"/>
      <style:paragraph-properties fo:text-align="center" style:writing-mode="lr-tb"/>
    </style:style>
    <style:style style:name="P5" style:family="paragraph">
      <loext:graphic-properties draw:fill-color="#e8f2a1"/>
      <style:paragraph-properties fo:text-align="center" style:writing-mode="lr-tb"/>
    </style:style>
    <style:style style:name="P6" style:family="paragraph">
      <loext:graphic-properties draw:fill-color="#800080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38"/>
      <style:paragraph-properties fo:text-align="center" style:writing-mode="lr-tb"/>
    </style:style>
    <style:style style:name="P9" style:family="paragraph">
      <loext:graphic-properties draw:fill="none" draw:fill-color="#ff0000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9cm" svg:height="3cm" svg:x="8.5cm" svg:y="13.25cm">
          <text:p text:style-name="P1">RPi Pico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3.5cm" svg:height="2.75cm" svg:x="1cm" svg:y="2cm">
          <text:p text:style-name="P1">Power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2.5cm" svg:height="2.75cm" svg:x="10cm" svg:y="2cm">
          <text:p text:style-name="P1"><text:span text:style-name="T1">3.3v Regulato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2.5cm" svg:height="2.75cm" svg:x="10cm" svg:y="5.25cm">
          <text:p text:style-name="P1"><text:span text:style-name="T1">5v Regul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2.5cm" svg:height="2.75cm" svg:x="17.5cm" svg:y="2cm">
          <text:p text:style-name="P1"><text:span text:style-name="T1">RFM9x Lora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" draw:id="id3" draw:layer="layout" svg:width="2.5cm" svg:height="2.75cm" svg:x="21.75cm" svg:y="8.25cm">
          <text:p text:style-name="P1"><text:span text:style-name="T1">RTC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" draw:id="id2" draw:layer="layout" svg:width="2.5cm" svg:height="2.75cm" svg:x="21.75cm" svg:y="5.25cm">
          <text:p text:style-name="P1"><text:span text:style-name="T1">Servo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12.5cm" svg:y1="6.625cm" svg:x2="21.75cm" svg:y2="6.625cm" draw:start-shape="id1" draw:start-glue-point="1" draw:end-shape="id2" draw:end-glue-point="3" svg:d="M12500 6625h9250" svg:viewBox="0 0 9251 1">
          <text:p/>
        </draw:connector>
        <draw:connector draw:style-name="gr8" draw:text-style-name="P7" draw:layer="layout" draw:line-skew="3.65cm" svg:x1="12.5cm" svg:y1="6.625cm" svg:x2="21.75cm" svg:y2="9.625cm" draw:start-shape="id1" draw:start-glue-point="1" draw:end-shape="id3" draw:end-glue-point="3" svg:d="M12500 6625h8275v3000h975" svg:viewBox="0 0 9251 3001">
          <text:p/>
        </draw:connector>
        <draw:connector draw:style-name="gr9" draw:text-style-name="P7" draw:layer="layout" svg:x1="12.5cm" svg:y1="6.625cm" svg:x2="13cm" svg:y2="13.25cm" draw:start-shape="id1" draw:start-glue-point="1" draw:end-shape="id4" draw:end-glue-point="0" svg:d="M12500 6625h501v4000h-1v2625" svg:viewBox="0 0 502 6626">
          <text:p/>
        </draw:connector>
        <draw:connector draw:style-name="gr10" draw:text-style-name="P7" draw:layer="layout" svg:x1="12.5cm" svg:y1="3.375cm" svg:x2="17.5cm" svg:y2="3.375cm" draw:start-shape="id5" draw:start-glue-point="1" draw:end-shape="id6" draw:end-glue-point="3" svg:d="M12500 3375h5000" svg:viewBox="0 0 5001 1">
          <text:p/>
        </draw:connector>
        <draw:connector draw:style-name="gr11" draw:text-style-name="P7" draw:layer="layout" svg:x1="4.5cm" svg:y1="3.375cm" svg:x2="10cm" svg:y2="3.375cm" draw:start-shape="id7" draw:start-glue-point="1" draw:end-shape="id5" draw:end-glue-point="3" svg:d="M4500 3375h5500" svg:viewBox="0 0 5501 1">
          <text:p/>
        </draw:connector>
        <draw:connector draw:style-name="gr12" draw:text-style-name="P7" draw:layer="layout" svg:x1="7.5cm" svg:y1="6.625cm" svg:x2="10cm" svg:y2="6.625cm" draw:start-shape="id8" draw:start-glue-point="1" draw:end-shape="id1" draw:end-glue-point="3" svg:d="M7500 6625h2500" svg:viewBox="0 0 2501 1">
          <text:p/>
        </draw:connector>
        <draw:connector draw:style-name="gr13" draw:text-style-name="P7" draw:layer="layout" svg:x1="18.75cm" svg:y1="4.75cm" svg:x2="17.5cm" svg:y2="14.75cm" draw:start-shape="id6" draw:start-glue-point="2" draw:end-shape="id4" draw:end-glue-point="1" svg:d="M18750 4750v10000h-1250" svg:viewBox="0 0 1251 10001">
          <text:p/>
        </draw:connector>
        <draw:connector draw:style-name="gr14" draw:text-style-name="P7" draw:layer="layout" svg:x1="24.25cm" svg:y1="9.625cm" svg:x2="17.5cm" svg:y2="14.75cm" draw:start-shape="id3" draw:start-glue-point="1" draw:end-shape="id4" draw:end-glue-point="1" svg:d="M24250 9625h501v5125h-7251" svg:viewBox="0 0 7252 5126">
          <text:p/>
        </draw:connector>
        <draw:connector draw:style-name="gr15" draw:text-style-name="P7" draw:layer="layout" svg:x1="24.25cm" svg:y1="6.625cm" svg:x2="17.5cm" svg:y2="14.75cm" draw:start-shape="id2" draw:start-glue-point="1" draw:end-shape="id4" draw:end-glue-point="1" svg:d="M24250 6625h501v8125h-7251" svg:viewBox="0 0 7252 8126">
          <text:p/>
        </draw:connector>
        <draw:custom-shape draw:style-name="gr16" draw:text-style-name="P8" xml:id="id8" draw:id="id8" draw:layer="layout" svg:width="2.5cm" svg:height="2.75cm" svg:x="5cm" svg:y="5.25cm">
          <text:p text:style-name="P1"><text:span text:style-name="T1">Power switch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xml:id="id9" draw:id="id9" draw:layer="layout" svg:width="2.5cm" svg:height="2.75cm" svg:x="5cm" svg:y="8.5cm">
          <text:p text:style-name="P1"><text:span text:style-name="T1">LED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2.75cm" svg:y1="4.75cm" svg:x2="5cm" svg:y2="6.625cm" draw:start-shape="id7" draw:start-glue-point="2" draw:end-shape="id8" svg:d="M2750 4750v1875h2250" svg:viewBox="0 0 2251 1876">
          <text:p/>
        </draw:connector>
        <draw:connector draw:style-name="gr18" draw:text-style-name="P7" draw:layer="layout" svg:x1="6.25cm" svg:y1="8cm" svg:x2="6.25cm" svg:y2="8.5cm" draw:start-shape="id8" draw:start-glue-point="2" draw:end-shape="id9" draw:end-glue-point="0" svg:d="M6250 8000v500" svg:viewBox="0 0 1 501">
          <text:p/>
        </draw:connector>
        <draw:custom-shape draw:style-name="gr6" draw:text-style-name="P6" xml:id="id10" draw:id="id10" draw:layer="layout" svg:width="2.5cm" svg:height="2.75cm" svg:x="17cm" svg:y="17cm">
          <text:p text:style-name="P1"><text:span text:style-name="T1">Buzzer</text:span></text:p>
          <draw:enhanced-geometry svg:viewBox="0 0 21600 21600" draw:type="rectangle" draw:enhanced-path="M 0 0 L 21600 0 21600 21600 0 21600 0 0 Z N"/>
        </draw:custom-shape>
        <draw:connector draw:style-name="gr19" draw:text-style-name="P7" draw:layer="layout" svg:x1="12.5cm" svg:y1="6.625cm" svg:x2="18.25cm" svg:y2="17cm" draw:start-shape="id1" draw:start-glue-point="1" draw:end-shape="id10" draw:end-glue-point="0" svg:d="M12500 6625h5750v10375" svg:viewBox="0 0 5751 10376">
          <text:p/>
        </draw:connector>
        <draw:connector draw:style-name="gr20" draw:text-style-name="P7" draw:layer="layout" svg:x1="13cm" svg:y1="16.25cm" svg:x2="17cm" svg:y2="18.375cm" draw:start-shape="id4" draw:start-glue-point="2" draw:end-shape="id10" draw:end-glue-point="3" svg:d="M13000 16250v2125h4000" svg:viewBox="0 0 4001 2126">
          <text:p/>
        </draw:connector>
        <draw:custom-shape draw:style-name="gr6" draw:text-style-name="P6" xml:id="id11" draw:id="id11" draw:layer="layout" svg:width="2.5cm" svg:height="2.75cm" svg:x="21.75cm" svg:y="11.25cm">
          <text:p text:style-name="P1"><text:span text:style-name="T1">BMP280</text:span>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draw:line-skew="3.625cm" svg:x1="12.5cm" svg:y1="6.625cm" svg:x2="21.75cm" svg:y2="12.625cm" draw:start-shape="id1" draw:start-glue-point="1" draw:end-shape="id11" draw:end-glue-point="3" svg:d="M12500 6625h8250v6000h1000" svg:viewBox="0 0 9251 6001">
          <text:p/>
        </draw:connector>
        <draw:connector draw:style-name="gr22" draw:text-style-name="P7" draw:layer="layout" svg:x1="24.25cm" svg:y1="12.625cm" svg:x2="17.5cm" svg:y2="14.75cm" draw:start-shape="id11" draw:start-glue-point="1" draw:end-shape="id4" draw:end-glue-point="1" svg:d="M24250 12625h501v2125h-7251" svg:viewBox="0 0 7252 2126">
          <text:p/>
        </draw:connector>
        <draw:connector draw:style-name="gr23" draw:text-style-name="P9" draw:layer="layout" svg:x1="12.5cm" svg:y1="6.625cm" svg:x2="17.5cm" svg:y2="3.375cm" draw:start-shape="id1" draw:start-glue-point="1" draw:end-shape="id6" draw:end-glue-point="3" svg:d="M12500 6625h2500v-3250h2500" svg:viewBox="0 0 5001 3251">
          <text:p/>
        </draw:connector>
        <draw:frame draw:style-name="gr24" draw:text-style-name="P10" draw:layer="layout" svg:width="6cm" svg:height="2.621cm" svg:x="21cm" svg:y="2cm">
          <draw:text-box>
            <text:p><text:span text:style-name="T2">RFM9x appears to be 5v tolerant so might not need 3.3v as servo needs to be independently powered RTC andBMp280 are all 5v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2T18:53:58.308057294</meta:creation-date>
    <dc:date>2022-01-13T14:53:23.795047226</dc:date>
    <meta:editing-duration>PT10M36S</meta:editing-duration>
    <meta:editing-cycles>2</meta:editing-cycles>
    <meta:generator>LibreOffice/7.2.3.2$Linux_X86_64 LibreOffice_project/20$Build-2</meta:generator>
    <meta:document-statistic meta:object-count="28"/>
  </office:meta>
</office:document-meta>
</file>